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c552" officeooo:paragraph-rsid="000ac55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ja serwer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01:54:25.293553545</meta:creation-date>
    <dc:date>2019-04-19T01:57:05.357811367</dc:date>
    <meta:editing-duration>PT2M40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6.0.7.3$Linux_X86_64 LibreOffice_project/00m0$Build-3</meta:generator>
  </office:meta>
</office:document-meta>
</file>